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5pt" style:text-underline-style="solid" style:text-underline-width="auto" style:text-underline-color="font-color" fo:font-weight="bold" officeooo:rsid="001cfd6c" officeooo:paragraph-rsid="001cfd6c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cfd6c" officeooo:paragraph-rsid="001cfd6c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1c637f" officeooo:paragraph-rsid="001dbd95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bold" officeooo:rsid="001dbd95" officeooo:paragraph-rsid="001dbd95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dbd95" officeooo:paragraph-rsid="001dbd95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Arial1" fo:font-weight="normal" officeooo:rsid="001c637f" officeooo:paragraph-rsid="001dbd95" style:font-weight-asian="normal" style:font-weight-complex="normal"/>
    </style:style>
    <style:style style:name="T1" style:family="text">
      <style:text-properties style:font-name="Arial1"/>
    </style:style>
    <style:style style:name="T2" style:family="text">
      <style:text-properties style:font-name="Arial1" style:text-underline-style="solid" style:text-underline-width="auto" style:text-underline-color="font-color"/>
    </style:style>
    <style:style style:name="T3" style:family="text">
      <style:text-properties style:font-name="Arial1" fo:font-weight="normal" style:font-weight-asian="normal" style:font-weight-complex="normal"/>
    </style:style>
    <style:style style:name="T4" style:family="text">
      <style:text-properties style:font-name="Arial1" officeooo:rsid="001dbd95"/>
    </style:style>
    <style:style style:name="T5" style:family="text">
      <style:text-properties style:font-name="Arial1" fo:font-weight="bold" style:font-weight-asian="bold" style:font-weight-complex="bold"/>
    </style:style>
    <style:style style:name="T6" style:family="text">
      <style:text-properties style:font-name="Arial1" style:text-underline-style="none"/>
    </style:style>
    <style:style style:name="T7" style:family="text">
      <style:text-properties style:font-name="Arial1" style:text-underline-style="none" fo:font-weight="bold" style:font-weight-asian="bold" style:font-weight-complex="bold"/>
    </style:style>
    <style:style style:name="T8" style:family="text">
      <style:text-properties style:font-name="Arial1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gresar estado de contacto</text:p>
      <text:p text:style-name="P2"/>
      <text:p text:style-name="P6"><text:span text:style-name="T9">-</text:span><text:span text:style-name="T10">Curso normal:</text:span></text:p>
      <text:list xml:id="list6458845554122620476" text:style-name="L1">
        <text:list-item>
          <text:p text:style-name="P3"><text:span text:style-name="T2">Sistema</text:span><text:span text:style-name="T1"> </text:span><text:span text:style-name="T4">muestra opciones de estado del contacto</text:span><text:span text:style-name="T1">.</text:span></text:p>
        </text:list-item>
        <text:list-item>
          <text:p text:style-name="P4"><text:span text:style-name="T1">Encuestador </text:span><text:span text:style-name="T3">elige opción dependiendo del resultado de la llamada y encuesta (</text:span><text:span text:style-name="T8">exitoso, no contesta, no responde encuesta, error en la llamada</text:span><text:span text:style-name="T3">).</text:span></text:p>
        </text:list-item>
        <text:list-item>
          <text:p text:style-name="P5"><text:span text:style-name="T1">Sistema</text:span><text:span text:style-name="T6"> guarda estado del contact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24:50.174722599</meta:creation-date>
    <dc:date>2016-09-11T00:59:30.288675208</dc:date>
    <meta:editing-duration>PT8M50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42" meta:character-count="272" meta:non-whitespace-character-count="238"/>
  </office:meta>
</office:document-meta>
</file>